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4" svg:font-family="Verdana" style:font-family-generic="swiss" style:font-pitch="variable"/>
    <style:font-face style:name="Verdana3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cc6633" draw:marker-start-width="0.276cm" draw:marker-end-width="0.276cm" draw:fill="solid" draw:fill-color="#ffff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arrow_20_connector">
      <style:graphic-properties draw:marker-end="" draw:textarea-vertical-align="middl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Verdana4" fo:font-size="11pt" style:font-size-asian="11pt" style:font-size-complex="11pt"/>
    </style:style>
    <style:style style:name="T1" style:family="text">
      <style:text-properties style:font-name="Verdana4" fo:font-size="11pt" style:font-size-asian="11pt" style:font-size-complex="11pt"/>
    </style:style>
    <style:style style:name="T2" style:family="text">
      <style:text-properties style:text-position="sub 58%" style:font-name="Verdana4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CG_25_20diagram">
        <draw:g>
          <draw:g>
            <draw:custom-shape draw:style-name="gr1" draw:text-style-name="P2" xml:id="id2" draw:id="id2" draw:layer="layout" svg:width="2.413cm" svg:height="1.143cm" svg:x="1.889cm" svg:y="3.54cm">
              <text:p text:style-name="P1"><text:span text:style-name="T1">dependent</text:span></text:p>
              <text:p text:style-name="P1"><text:span text:style-name="T1">lex</text:span><text:span text:style-name="T2">2</text:span><text:span text:style-name="T1">, POS</text:span><text:span text:style-name="T2">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983.492419988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1" draw:id="id1" draw:layer="layout" svg:width="2.413cm" svg:height="1.143cm" svg:x="5.699cm" svg:y="3.54cm">
              <text:p text:style-name="P1"><text:span text:style-name="T1">head</text:span></text:p>
              <text:p text:style-name="P1"><text:span text:style-name="T1">lex</text:span><text:span text:style-name="T2">1</text:span><text:span text:style-name="T1">, POS</text:span><text:span text:style-name="T2">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983.492419988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1" draw:layer="layout" draw:type="curve" svg:x1="6.905cm" svg:y1="3.54cm" svg:x2="3.095cm" svg:y2="3.54cm" draw:start-shape="id1" draw:start-glue-point="0" draw:end-shape="id2" svg:d="M6905 3540c0-790-3810-790-3810 0" svg:viewBox="0 0 3811 593">
              <text:p text:style-name="P1">dep-type</text:p>
              <text:p text:style-name="P1"/>
              <text:p text:style-name="P1"/>
              <text:p text:style-name="P1"/>
            </draw:connector>
          </draw:g>
          <draw:g>
            <draw:custom-shape draw:style-name="gr1" draw:text-style-name="P2" xml:id="id3" draw:id="id3" draw:layer="layout" svg:width="3.937cm" svg:height="1.143cm" svg:x="11.795cm" svg:y="1.762cm">
              <text:p text:style-name="P1"><text:span text:style-name="T1">parent constituent</text:span></text:p>
              <text:p text:style-name="P1"><text:span text:style-name="T1">class</text:span><text:span text:style-name="T2">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765.162644281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draw:layer="layout" svg:width="4.699cm" svg:height="1.143cm" svg:x="9.001cm" svg:y="3.54cm">
              <text:p text:style-name="P1"><text:span text:style-name="T1">dependent constituent</text:span></text:p>
              <text:p text:style-name="P1"><text:span text:style-name="T1">function</text:span><text:span text:style-name="T2">2</text:span><text:span text:style-name="T1">, class</text:span><text:span text:style-name="T2">2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765.162644281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draw:layer="layout" svg:width="4.699cm" svg:height="1.143cm" svg:x="14.208cm" svg:y="3.54cm">
              <text:p text:style-name="P1"><text:span text:style-name="T1">head constituent</text:span></text:p>
              <text:p text:style-name="P1"><text:span text:style-name="T1">function</text:span><text:span text:style-name="T2">1</text:span><text:span text:style-name="T1">, class</text:span><text:span text:style-name="T2">1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765.1626442812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1" draw:layer="layout" draw:type="curve" svg:x1="13.763cm" svg:y1="2.905cm" svg:x2="11.35cm" svg:y2="3.54cm" draw:start-shape="id3" draw:start-glue-point="2" draw:end-shape="id4" draw:end-glue-point="0" svg:d="M13763 2905c0 475-2413 158-2413 635" svg:viewBox="0 0 2414 636">
              <text:p/>
            </draw:connector>
            <draw:connector draw:style-name="gr3" draw:text-style-name="P1" draw:layer="layout" draw:type="curve" svg:x1="13.763cm" svg:y1="2.905cm" svg:x2="16.557cm" svg:y2="3.54cm" draw:start-shape="id3" draw:start-glue-point="2" draw:end-shape="id5" draw:end-glue-point="0" svg:d="M13763 2905c0 475 2794 158 2794 635" svg:viewBox="0 0 2795 636">
              <text:p/>
            </draw:connector>
          </draw:g>
          <draw:line draw:style-name="gr4" draw:text-style-name="P1" draw:layer="layout" svg:x1="7.858cm" svg:y1="3.032cm" svg:x2="9.382cm" svg:y2="3.03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2" svg:font-family="Verdan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4" svg:font-family="Verdana" style:font-family-generic="swiss" style:font-pitch="variable"/>
    <style:font-face style:name="Verdana3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cc6633" draw:marker-start-width="0.279cm" draw:marker-start-center="false" draw:marker-end-width="0.279cm" draw:marker-end-center="false" draw:fill="solid" draw:fill-color="#ffff6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Verdana2" fo:font-family="Verdana" style:font-style-name="Regular" style:font-pitch="variable" fo:font-size="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cc6633" draw:marker-start-width="0.55cm" draw:marker-start-center="true" draw:marker-end-width="0.15cm" draw:shadow-offset-x="0.2cm" draw:shadow-offset-y="0.2cm"/>
      <style:text-properties style:font-name="Verdana2" fo:font-family="Verdana" style:font-style-name="Regular" style:font-pitch="variable" fo:font-size="11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cc663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_20_connector" style:display-name="arrow connector" style:family="graphic" style:parent-style-name="standard">
      <style:graphic-properties draw:marker-end="Arrow" draw:fill-gradient-name="Gradient_20_7" draw:fill-hatch-name="Hatching_20_2" draw:fill-image-name="Bitmape_20_1"/>
    </style:style>
    <style:style style:name="non_20_arow_20_connector" style:display-name="non arow connector" style:family="graphic" style:parent-style-name="standard">
      <style:graphic-properties draw:fill-gradient-name="Gradient_20_7" draw:fill-hatch-name="Hatching_20_2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CG_25_20diagram" style:display-name="MCG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11:14.901154910</meta:creation-date>
    <dc:title>MCG diagram</dc:title>
    <meta:editing-duration>PT25S</meta:editing-duration>
    <meta:editing-cycles>2</meta:editing-cycles>
    <meta:generator>LibreOffice/4.2.6.3$Linux_x86 LibreOffice_project/420m0$Build-3</meta:generator>
    <meta:initial-creator>lps </meta:initial-creator>
    <dc:date>2014-09-19T11:26:50.135975012</dc:date>
    <dc:creator>lps </dc:creator>
    <meta:document-statistic meta:object-count="12"/>
    <meta:template xlink:type="simple" xlink:actuate="onRequest" xlink:title="MCG diagram" xlink:href="../../../../../../../../.config/libreoffice/4/user/template/MCG%20diagram.otg" meta:date="2014-09-19T11:11:13.675364740"/>
  </office:meta>
</office:document-meta>
</file>